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officeooo:rsid="00173720" officeooo:paragraph-rsid="00173720" style:font-size-asian="6pt" style:font-size-complex="6pt"/>
    </style:style>
    <style:style style:name="P2" style:family="paragraph" style:parent-style-name="Standard">
      <style:text-properties fo:font-size="6pt" officeooo:rsid="00173720" officeooo:paragraph-rsid="0025e046" style:font-size-asian="6pt" style:font-size-complex="6pt"/>
    </style:style>
    <style:style style:name="P3" style:family="paragraph" style:parent-style-name="Standard">
      <style:text-properties fo:font-size="6pt" officeooo:rsid="00173720" officeooo:paragraph-rsid="004c766c" style:font-size-asian="6pt" style:font-size-complex="6pt"/>
    </style:style>
    <style:style style:name="P4" style:family="paragraph" style:parent-style-name="Standard">
      <style:text-properties fo:font-size="6pt" officeooo:rsid="001ee6dc" officeooo:paragraph-rsid="0025e046" style:font-size-asian="6pt" style:font-size-complex="6pt"/>
    </style:style>
    <style:style style:name="P5" style:family="paragraph" style:parent-style-name="Standard">
      <style:text-properties fo:font-size="6pt" officeooo:rsid="00173720" officeooo:paragraph-rsid="0025e046" fo:background-color="#81aca6" style:font-size-asian="6pt" style:font-size-complex="6pt"/>
    </style:style>
    <style:style style:name="P6" style:family="paragraph" style:parent-style-name="Standard">
      <style:text-properties fo:font-size="6pt" officeooo:rsid="00173720" officeooo:paragraph-rsid="002fdccb" style:font-size-asian="6pt" style:font-size-complex="6pt"/>
    </style:style>
    <style:style style:name="P7" style:family="paragraph" style:parent-style-name="Standard">
      <style:text-properties fo:font-size="6pt" officeooo:rsid="00173720" officeooo:paragraph-rsid="002fdccb" fo:background-color="#b3cac7" style:font-size-asian="6pt" style:font-size-complex="6pt"/>
    </style:style>
    <style:style style:name="P8" style:family="paragraph" style:parent-style-name="Standard">
      <style:text-properties fo:font-size="6pt" officeooo:rsid="00173720" officeooo:paragraph-rsid="0025e046" fo:background-color="#b3cac7" style:font-size-asian="6pt" style:font-size-complex="6pt"/>
    </style:style>
    <style:style style:name="P9" style:family="paragraph" style:parent-style-name="Standard">
      <style:text-properties fo:font-size="6pt" officeooo:rsid="00173720" officeooo:paragraph-rsid="004845e4" fo:background-color="#b3cac7" style:font-size-asian="6pt" style:font-size-complex="6pt"/>
    </style:style>
    <style:style style:name="P10" style:family="paragraph" style:parent-style-name="Standard">
      <style:text-properties fo:font-size="6pt" officeooo:rsid="00173720" officeooo:paragraph-rsid="004845e4" style:font-size-asian="6pt" style:font-size-complex="6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size="6pt" officeooo:rsid="001b13ed" officeooo:paragraph-rsid="0025e046" fo:background-color="#8e86ae" style:font-size-asian="6pt" style:font-size-complex="6pt"/>
    </style:style>
    <style:style style:name="P12" style:family="paragraph" style:parent-style-name="Standard">
      <style:text-properties fo:color="#000000" loext:opacity="100%" fo:font-size="6pt" officeooo:rsid="00173720" officeooo:paragraph-rsid="0030bd08" fo:background-color="#8e86ae" style:font-size-asian="6pt" style:font-size-complex="6pt"/>
    </style:style>
    <style:style style:name="P13" style:family="paragraph" style:parent-style-name="Standard">
      <style:text-properties fo:color="#000000" loext:opacity="100%" fo:font-size="6pt" officeooo:paragraph-rsid="0030bd08" fo:background-color="#8e86ae" style:font-size-asian="6pt" style:font-size-complex="6pt"/>
    </style:style>
    <style:style style:name="P14" style:family="paragraph" style:parent-style-name="Standard">
      <style:text-properties fo:font-size="6pt" officeooo:paragraph-rsid="0025e046" fo:background-color="#729fcf" style:font-size-asian="6pt" style:font-size-complex="6pt"/>
    </style:style>
    <style:style style:name="P15" style:family="paragraph" style:parent-style-name="Standard">
      <style:text-properties fo:font-size="6pt" officeooo:rsid="00173720" officeooo:paragraph-rsid="0025e046" fo:background-color="#729fcf" style:font-size-asian="6pt" style:font-size-complex="6pt"/>
    </style:style>
    <style:style style:name="P16" style:family="paragraph" style:parent-style-name="Standard">
      <style:text-properties fo:font-size="6pt" officeooo:paragraph-rsid="0025e046" fo:background-color="transparent" style:font-size-asian="6pt" style:font-size-complex="6pt"/>
    </style:style>
    <style:style style:name="P17" style:family="paragraph" style:parent-style-name="Standard">
      <style:text-properties fo:font-size="6pt" officeooo:paragraph-rsid="00286ac3" fo:background-color="transparent" style:font-size-asian="6pt" style:font-size-complex="6pt"/>
    </style:style>
    <style:style style:name="P18" style:family="paragraph" style:parent-style-name="Standard">
      <style:text-properties fo:font-size="6pt" officeooo:rsid="00173720" officeooo:paragraph-rsid="00286ac3" fo:background-color="#ff972f" style:font-size-asian="6pt" style:font-size-complex="6pt"/>
    </style:style>
    <style:style style:name="P19" style:family="paragraph" style:parent-style-name="Standard">
      <style:text-properties fo:font-size="6pt" officeooo:rsid="00173720" officeooo:paragraph-rsid="00290b39" fo:background-color="#ff972f" style:font-size-asian="6pt" style:font-size-complex="6pt"/>
    </style:style>
    <style:style style:name="P20" style:family="paragraph" style:parent-style-name="Standard">
      <style:text-properties fo:font-size="6pt" officeooo:rsid="00173720" officeooo:paragraph-rsid="004821a1" fo:background-color="#ff972f" style:font-size-asian="6pt" style:font-size-complex="6pt"/>
    </style:style>
    <style:style style:name="P21" style:family="paragraph" style:parent-style-name="Standard">
      <style:text-properties fo:font-size="6pt" officeooo:rsid="00173720" officeooo:paragraph-rsid="002a6c1c" fo:background-color="#ff972f" style:font-size-asian="6pt" style:font-size-complex="6pt"/>
    </style:style>
    <style:style style:name="P22" style:family="paragraph" style:parent-style-name="Standard">
      <style:text-properties fo:font-size="6pt" officeooo:rsid="00173720" officeooo:paragraph-rsid="0045b18a" fo:background-color="#ff972f" style:font-size-asian="6pt" style:font-size-complex="6pt"/>
    </style:style>
    <style:style style:name="P23" style:family="paragraph" style:parent-style-name="Standard">
      <style:text-properties fo:font-size="6pt" officeooo:paragraph-rsid="0032b354" fo:background-color="#ff972f" style:font-size-asian="6pt" style:font-size-complex="6pt"/>
    </style:style>
    <style:style style:name="P24" style:family="paragraph" style:parent-style-name="Standard">
      <style:text-properties fo:font-size="6pt" officeooo:paragraph-rsid="003c4dac" fo:background-color="#ff972f" style:font-size-asian="6pt" style:font-size-complex="6pt"/>
    </style:style>
    <style:style style:name="P25" style:family="paragraph" style:parent-style-name="Standard">
      <style:text-properties fo:font-size="6pt" officeooo:rsid="00173720" officeooo:paragraph-rsid="003c4dac" fo:background-color="#ff972f" style:font-size-asian="6pt" style:font-size-complex="6pt"/>
    </style:style>
    <style:style style:name="P26" style:family="paragraph" style:parent-style-name="Standard">
      <style:text-properties fo:font-size="6pt" officeooo:rsid="00173720" officeooo:paragraph-rsid="003a31aa" fo:background-color="#ff972f" style:font-size-asian="6pt" style:font-size-complex="6pt"/>
    </style:style>
    <style:style style:name="P27" style:family="paragraph" style:parent-style-name="Standard">
      <style:text-properties fo:font-size="6pt" officeooo:rsid="00173720" officeooo:paragraph-rsid="003b2bb0" fo:background-color="#ff972f" style:font-size-asian="6pt" style:font-size-complex="6pt"/>
    </style:style>
    <style:style style:name="P28" style:family="paragraph" style:parent-style-name="Standard">
      <style:text-properties fo:font-size="6pt" officeooo:rsid="00173720" officeooo:paragraph-rsid="00466bc3" fo:background-color="#ff972f" style:font-size-asian="6pt" style:font-size-complex="6pt"/>
    </style:style>
    <style:style style:name="P29" style:family="paragraph" style:parent-style-name="Standard">
      <style:text-properties fo:font-size="6pt" officeooo:rsid="00173720" officeooo:paragraph-rsid="00362c47" fo:background-color="#ff972f" style:font-size-asian="6pt" style:font-size-complex="6pt"/>
    </style:style>
    <style:style style:name="P30" style:family="paragraph" style:parent-style-name="Standard">
      <style:text-properties fo:font-size="6pt" officeooo:rsid="00173720" officeooo:paragraph-rsid="0037a811" fo:background-color="#ff972f" style:font-size-asian="6pt" style:font-size-complex="6pt"/>
    </style:style>
    <style:style style:name="P31" style:family="paragraph" style:parent-style-name="Standard">
      <style:text-properties fo:font-size="6pt" officeooo:rsid="00173720" officeooo:paragraph-rsid="00446220" fo:background-color="#ff972f" style:font-size-asian="6pt" style:font-size-complex="6pt"/>
    </style:style>
    <style:style style:name="P32" style:family="paragraph" style:parent-style-name="Standard">
      <style:text-properties fo:font-size="6pt" officeooo:rsid="00173720" officeooo:paragraph-rsid="00397867" fo:background-color="#ff972f" style:font-size-asian="6pt" style:font-size-complex="6pt"/>
    </style:style>
    <style:style style:name="P33" style:family="paragraph" style:parent-style-name="Standard">
      <style:text-properties fo:font-size="6pt" officeooo:rsid="00173720" officeooo:paragraph-rsid="00453019" fo:background-color="#ff972f" style:font-size-asian="6pt" style:font-size-complex="6pt"/>
    </style:style>
    <style:style style:name="P34" style:family="paragraph" style:parent-style-name="Standard">
      <style:text-properties fo:font-size="6pt" officeooo:paragraph-rsid="003eaa3f" fo:background-color="#ff972f" style:font-size-asian="6pt" style:font-size-complex="6pt"/>
    </style:style>
    <style:style style:name="P35" style:family="paragraph" style:parent-style-name="Standard">
      <style:text-properties fo:font-size="6pt" officeooo:paragraph-rsid="00446220" fo:background-color="#ff972f" style:font-size-asian="6pt" style:font-size-complex="6pt"/>
    </style:style>
    <style:style style:name="P36" style:family="paragraph" style:parent-style-name="Standard">
      <style:text-properties fo:font-size="6pt" officeooo:paragraph-rsid="00466bc3" fo:background-color="#ff972f" style:font-size-asian="6pt" style:font-size-complex="6pt"/>
    </style:style>
    <style:style style:name="P37" style:family="paragraph" style:parent-style-name="Standard">
      <style:text-properties fo:font-size="6pt" officeooo:paragraph-rsid="003d4b94" fo:background-color="#ff972f" style:font-size-asian="6pt" style:font-size-complex="6pt"/>
    </style:style>
    <style:style style:name="P38" style:family="paragraph" style:parent-style-name="Standard">
      <style:text-properties fo:font-size="6pt" officeooo:paragraph-rsid="00424dc8" fo:background-color="#ff972f" style:font-size-asian="6pt" style:font-size-complex="6pt"/>
    </style:style>
    <style:style style:name="P39" style:family="paragraph" style:parent-style-name="Standard">
      <style:text-properties fo:font-size="6pt" officeooo:paragraph-rsid="00491b38" fo:background-color="#ff972f" style:font-size-asian="6pt" style:font-size-complex="6pt"/>
    </style:style>
    <style:style style:name="P40" style:family="paragraph" style:parent-style-name="Standard">
      <style:text-properties fo:font-size="6pt" officeooo:paragraph-rsid="004081ec" fo:background-color="#ff972f" style:font-size-asian="6pt" style:font-size-complex="6pt"/>
    </style:style>
    <style:style style:name="T1" style:family="text">
      <style:text-properties fo:background-color="#b4c7dc" loext:char-shading-value="0"/>
    </style:style>
    <style:style style:name="T2" style:family="text">
      <style:text-properties officeooo:rsid="00173720"/>
    </style:style>
    <style:style style:name="T3" style:family="text">
      <style:text-properties fo:background-color="#b4c7dc" loext:char-shading-value="0"/>
    </style:style>
    <style:style style:name="T4" style:family="text">
      <style:text-properties officeooo:rsid="001b13ed"/>
    </style:style>
    <style:style style:name="T5" style:family="text">
      <style:text-properties officeooo:rsid="0023728e"/>
    </style:style>
    <style:style style:name="T6" style:family="text">
      <style:text-properties officeooo:rsid="00182fbd"/>
    </style:style>
    <style:style style:name="T7" style:family="text">
      <style:text-properties officeooo:rsid="00184158"/>
    </style:style>
    <style:style style:name="T8" style:family="text">
      <style:text-properties officeooo:rsid="00196d19"/>
    </style:style>
    <style:style style:name="T9" style:family="text">
      <style:text-properties fo:background-color="#b3cac7" loext:char-shading-value="0"/>
    </style:style>
    <style:style style:name="T10" style:family="text">
      <style:text-properties officeooo:rsid="00184158" fo:background-color="#b3cac7" loext:char-shading-value="0"/>
    </style:style>
    <style:style style:name="T11" style:family="text">
      <style:text-properties officeooo:rsid="00196d19" fo:background-color="#b3cac7" loext:char-shading-value="0"/>
    </style:style>
    <style:style style:name="T12" style:family="text">
      <style:text-properties officeooo:rsid="001b52b3"/>
    </style:style>
    <style:style style:name="T13" style:family="text">
      <style:text-properties officeooo:rsid="001c7d1f"/>
    </style:style>
    <style:style style:name="T14" style:family="text">
      <style:text-properties officeooo:rsid="00290b39"/>
    </style:style>
    <style:style style:name="T15" style:family="text">
      <style:text-properties officeooo:rsid="00397867"/>
    </style:style>
    <style:style style:name="T16" style:family="text">
      <style:text-properties officeooo:rsid="00362c47"/>
    </style:style>
    <style:style style:name="T17" style:family="text">
      <style:text-properties officeooo:rsid="003a31aa"/>
    </style:style>
    <style:style style:name="T18" style:family="text">
      <style:text-properties officeooo:rsid="003427c2"/>
    </style:style>
    <style:style style:name="T19" style:family="text">
      <style:text-properties officeooo:rsid="003a4929"/>
    </style:style>
    <style:style style:name="T20" style:family="text">
      <style:text-properties officeooo:rsid="003ad795"/>
    </style:style>
    <style:style style:name="T21" style:family="text">
      <style:text-properties officeooo:rsid="003b2bb0"/>
    </style:style>
    <style:style style:name="T22" style:family="text">
      <style:text-properties officeooo:rsid="003c4dac"/>
    </style:style>
    <style:style style:name="T23" style:family="text">
      <style:text-properties officeooo:rsid="0037a811"/>
    </style:style>
    <style:style style:name="T24" style:family="text">
      <style:text-properties officeooo:rsid="003eaa3f"/>
    </style:style>
    <style:style style:name="T25" style:family="text">
      <style:text-properties officeooo:rsid="00440c42"/>
    </style:style>
    <style:style style:name="T26" style:family="text">
      <style:text-properties officeooo:rsid="003d4b94"/>
    </style:style>
    <style:style style:name="T27" style:family="text">
      <style:text-properties officeooo:rsid="00428083"/>
    </style:style>
    <style:style style:name="T28" style:family="text">
      <style:text-properties officeooo:rsid="00424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Editor:</text:p>
      <text:p text:style-name="P2"><text:s text:c="2"/>│ <text:s/>│</text:p>
      <text:p text:style-name="P3"><text:s text:c="2"/>│ <text:s/><text:span text:style-name="T1">└ </text:span>Scenes:</text:p>
      <text:p text:style-name="P4"><text:span text:style-name="T2"><text:s text:c="2"/>│</text:span> <text:s text:c="4"/><text:span text:style-name="T2">├</text:span> <text:s/>[…] Collapse</text:p>
      <text:p text:style-name="P5"><text:s/><text:span text:style-name="T3"><text:s/>│ <text:s text:c="4"/>└ &lt;ListViewScenes&gt;</text:span></text:p>
      <text:p text:style-name="P2"><text:s text:c="2"/>│ <text:s text:c="12"/>│</text:p>
      <text:p text:style-name="P2"><text:s text:c="2"/>│ <text:s text:c="12"/>├─ &lt;nameOfScene_1&gt;</text:p>
      <text:p text:style-name="P6"><text:s text:c="2"/>│ <text:s text:c="12"/>│ <text:s text:c="6"/>├─ &lt;nameOfSubScene_1&gt; <text:span text:style-name="T4"><text:s/>(selectable)</text:span></text:p>
      <text:p text:style-name="P6"><text:s text:c="2"/>│ <text:s text:c="12"/>│ <text:s text:c="6"/>├─ &lt;nameOfSubScene_n&gt; <text:span text:style-name="T4"><text:s/>(selectable)</text:span></text:p>
      <text:p text:style-name="P6"><text:s text:c="2"/>│ <text:s text:c="12"/>├─ &lt;nameOfScene_n&gt;</text:p>
      <text:p text:style-name="P6"><text:s text:c="2"/>│ <text:s text:c="12"/>│ <text:s text:c="6"/>├─ &lt;nameOfSubScene_n_1&gt; <text:span text:style-name="T4"><text:s/>(selectable)</text:span></text:p>
      <text:p text:style-name="P6"><text:s text:c="2"/>│ <text:s text:c="12"/>│ <text:s text:c="6"/>├─ &lt;nameOfSubScene_n_n&gt; <text:span text:style-name="T4"><text:s/>(selectable)</text:span></text:p>
      <text:p text:style-name="P7"><text:s text:c="2"/>│ <text:s text:c="12"/>│ <text:s text:c="6"/>│ <text:s text:c="7"/>├─ conditions</text:p>
      <text:p text:style-name="P8"><text:s text:c="2"/>│ <text:s text:c="12"/>│ <text:s text:c="6"/>│ <text:s text:c="5"/><text:span text:style-name="T5">(show and use if)</text:span></text:p>
      <text:p text:style-name="P8"><text:s text:c="2"/>│ <text:s text:c="12"/>│ <text:s text:c="6"/>│ <text:s text:c="7"/>├─ &lt;nameOf(/resources/condions/&lt;nameOfCondition&gt;) = true/false</text:p>
      <text:p text:style-name="P8"><text:s text:c="2"/>│ <text:s text:c="12"/>│ <text:s text:c="6"/>│ <text:s text:c="7"/>├─ <text:s/>&lt;nameOf(/resources/condions/&lt;nameOfCondition&gt;) = true/false</text:p>
      <text:p text:style-name="P8"><text:s text:c="2"/>│ <text:s text:c="12"/>│ <text:s text:c="6"/>├─ items</text:p>
      <text:p text:style-name="P8"><text:s text:c="2"/>│ <text:s text:c="12"/>│ <text:s text:c="6"/>│ <text:s text:c="7"/>├─ conditions</text:p>
      <text:p text:style-name="P8"><text:s text:c="2"/>│ <text:s text:c="12"/>│ <text:s text:c="6"/>│ <text:s text:c="7"/>│ <text:s text:c="4"/>└─ <text:s/>&lt;nameOf(/resources/condions/&lt;nameOfCondition&gt;) = true/false</text:p>
      <text:p text:style-name="P8"><text:s text:c="2"/>│ <text:s text:c="12"/>│ <text:s text:c="6"/>│ <text:s text:c="7"/>├─ image</text:p>
      <text:p text:style-name="P8"><text:s text:c="2"/>│ <text:s text:c="12"/>│ <text:s text:c="6"/>│ <text:s text:c="7"/>│ <text:s text:c="4"/>└─ <text:s/>&lt;nameOf(/resources/<text:span text:style-name="T6">images</text:span>/<text:span text:style-name="T6">items/</text:span>&lt;nameOf<text:span text:style-name="T6">Item</text:span>&gt;)</text:p>
      <text:p text:style-name="P8"><text:s text:c="2"/>│ <text:s text:c="12"/>│ <text:s text:c="6"/>│ <text:s text:c="7"/>├─ <text:span text:style-name="T6">customClickArea</text:span></text:p>
      <text:p text:style-name="P8"><text:s text:c="2"/>│ <text:s text:c="12"/>│ <text:s text:c="6"/>│ <text:s text:c="7"/>│ <text:s text:c="4"/>├─ <text:s/><text:span text:style-name="T6">Point_1 x:&lt;m&gt;, y:&lt;m&gt;, z:&lt;m&gt;</text:span></text:p>
      <text:p text:style-name="P8"><text:s text:c="2"/>│ <text:s text:c="12"/>│ <text:s text:c="6"/>│ <text:s text:c="7"/>│ <text:s text:c="4"/>├─ <text:s/><text:span text:style-name="T6">Point_n x:&lt;m&gt;, y:&lt;m&gt;, z:&lt;m&gt;</text:span></text:p>
      <text:p text:style-name="P8"><text:s text:c="2"/>│ <text:s text:c="12"/>│ <text:s text:c="6"/>│ <text:s text:c="7"/>├─ movingRange</text:p>
      <text:p text:style-name="P8"><text:s text:c="2"/>│ <text:s text:c="12"/>│ <text:s text:c="6"/>│ <text:s text:c="7"/>│ <text:s text:c="4"/>├─ <text:s/><text:span text:style-name="T6">Point_1 x:&lt;m&gt;, y:&lt;m&gt;, z:&lt;m&gt;</text:span></text:p>
      <text:p text:style-name="P8"><text:s text:c="2"/>│ <text:s text:c="12"/>│ <text:s text:c="6"/>│ <text:s text:c="7"/>│ <text:s text:c="4"/>├─ <text:s/><text:span text:style-name="T6">Point_n x:&lt;m&gt;, y:&lt;m&gt;, z:&lt;m&gt;</text:span></text:p>
      <text:p text:style-name="P8"><text:s text:c="2"/>│ <text:s text:c="12"/>│ <text:s text:c="6"/>│ <text:s text:c="7"/>├─ path</text:p>
      <text:p text:style-name="P8"><text:s text:c="2"/>│ <text:s text:c="12"/>│ <text:s text:c="6"/>│ <text:s text:c="7"/>│ <text:s text:c="4"/>├─ <text:s/><text:span text:style-name="T6">Point_1 x:&lt;m&gt;, y:&lt;m&gt;, z:&lt;m&gt;</text:span></text:p>
      <text:p text:style-name="P8"><text:s text:c="2"/>│ <text:s text:c="12"/>│ <text:s text:c="6"/>│ <text:s text:c="7"/>│ <text:s text:c="4"/>├─ <text:s/><text:span text:style-name="T6">Point_n x:&lt;m&gt;, y:&lt;m&gt;, z:&lt;m&gt;</text:span></text:p>
      <text:p text:style-name="P8"><text:s text:c="2"/>│ <text:s text:c="12"/>│ <text:s text:c="6"/>│ <text:s text:c="7"/>└─ actions</text:p>
      <text:p text:style-name="P8"><text:s text:c="2"/>│ <text:s text:c="12"/>│ <text:s text:c="6"/>│ <text:s text:c="18"/>├─ &lt;<text:span text:style-name="T7">nameOfActionFromButton_</text:span><text:span text:style-name="T8">1</text:span><text:span text:style-name="T7">&gt; </text:span></text:p>
      <text:p text:style-name="P8"><text:s text:c="2"/>│ <text:s text:c="12"/>│ <text:s text:c="6"/>│ <text:s text:c="18"/>│ <text:s text:c="13"/>│ </text:p>
      <text:p text:style-name="P8"><text:s text:c="2"/>│ <text:s text:c="12"/>│ <text:s text:c="6"/>│ <text:s text:c="18"/>│ <text:s text:c="13"/><text:span text:style-name="T7">(if</text:span> <text:span text:style-name="T7">contions:)</text:span> </text:p>
      <text:p text:style-name="P8"><text:s text:c="2"/>│ <text:s text:c="12"/>│ <text:s text:c="6"/>│ <text:s text:c="18"/>│ <text:s text:c="13"/>├─ &lt;nameOf(/resources/condions/&lt;nameOfCondition_<text:span text:style-name="T8">1</text:span>&gt;) = <text:span text:style-name="T7">true/false</text:span> <text:s text:c="4"/></text:p>
      <text:p text:style-name="P8"><text:s text:c="2"/>│ <text:s text:c="12"/>│ <text:s text:c="6"/>│ <text:s text:c="18"/>│ <text:s text:c="7"/><text:span text:style-name="T7"><text:s text:c="6"/></text:span>├─ <text:s/>&lt;nameOf(/resources/condions/&lt;nameOfCondition_<text:span text:style-name="T8">n</text:span>&gt;) = <text:span text:style-name="T7">true/false</text:span> <text:s text:c="4"/></text:p>
      <text:p text:style-name="P8"><text:s text:c="2"/>│ <text:s text:c="12"/>│ <text:s text:c="6"/>│ <text:s text:c="18"/>│ <text:s text:c="7"/><text:span text:style-name="T7"><text:s text:c="22"/></text:span><text:s/>│</text:p>
      <text:p text:style-name="P8"><text:s text:c="2"/>│ <text:s text:c="12"/>│ <text:s text:c="6"/>│ <text:s text:c="18"/>│ <text:s text:c="7"/><text:span text:style-name="T7"><text:s text:c="22"/>(then condions:)</text:span></text:p>
      <text:p text:style-name="P8"><text:s text:c="2"/>│ <text:s text:c="12"/>│ <text:s text:c="6"/>│ <text:s text:c="18"/>│ <text:s text:c="7"/><text:span text:style-name="T7"><text:s text:c="23"/></text:span>├─ <text:s/>&lt;nameOf(/resources/condions/&lt;nameOfCondition_<text:span text:style-name="T8">m</text:span>&gt;) = <text:span text:style-name="T7">true/false</text:span> <text:s text:c="4"/></text:p>
      <text:p text:style-name="P8"><text:s text:c="2"/>│ <text:s text:c="12"/>│ <text:s text:c="6"/>│ <text:s text:c="18"/>│ <text:s text:c="7"/><text:span text:style-name="T7"><text:s text:c="23"/></text:span>├─ &lt;nameOf(/resources/condions/&lt;nameOfCondition_<text:span text:style-name="T8">mn</text:span>&gt;) = <text:span text:style-name="T7">true/false</text:span> <text:s text:c="4"/></text:p>
      <text:p text:style-name="P8"><text:s text:c="2"/>│ <text:s text:c="12"/>│ <text:s text:c="6"/>│ <text:s text:c="18"/>│ <text:s text:c="2"/></text:p>
      <text:p text:style-name="P8"><text:s text:c="2"/>│ <text:s text:c="12"/>│ <text:s text:c="6"/>│ <text:s text:c="18"/>├─ &lt;<text:span text:style-name="T7">nameOfActionFromButton_</text:span><text:span text:style-name="T8">n</text:span><text:span text:style-name="T7">&gt; </text:span></text:p>
      <text:p text:style-name="P8"><text:s text:c="2"/>│ <text:s text:c="12"/>│ <text:s text:c="6"/>│ <text:s text:c="18"/>│ <text:s text:c="13"/>│ </text:p>
      <text:p text:style-name="P8"><text:s text:c="2"/>│ <text:s text:c="12"/>│ <text:s text:c="6"/>│ <text:s text:c="18"/>│ <text:s text:c="13"/><text:span text:style-name="T7">(if</text:span> <text:span text:style-name="T7">contions:)</text:span> </text:p>
      <text:p text:style-name="P8"><text:s text:c="2"/>│ <text:s text:c="12"/>│ <text:s text:c="6"/>│ <text:s text:c="18"/>│ <text:s text:c="13"/>├─ &lt;nameOf(/resources/condions/&lt;nameOfCondition_<text:span text:style-name="T8">1</text:span>&gt;) = <text:span text:style-name="T7">true/false</text:span> <text:s text:c="4"/></text:p>
      <text:p text:style-name="P8"><text:s text:c="2"/>│ <text:s text:c="12"/>│ <text:s text:c="6"/>│ <text:s text:c="18"/>│ <text:s text:c="7"/><text:span text:style-name="T7"><text:s text:c="6"/></text:span>├─ <text:s/>&lt;nameOf(/resources/condions/&lt;nameOfCondition_<text:span text:style-name="T8">n</text:span>&gt;) = <text:span text:style-name="T7">true/false</text:span> <text:s text:c="4"/></text:p>
      <text:p text:style-name="P8"><text:s text:c="2"/>│ <text:s text:c="12"/>│ <text:s text:c="6"/>│ <text:s text:c="29"/><text:span text:style-name="T7"><text:s text:c="22"/></text:span><text:s/>│</text:p>
      <text:p text:style-name="P8"><text:s text:c="2"/>│ <text:s text:c="12"/>│ <text:s text:c="6"/>│ <text:s text:c="24"/><text:span text:style-name="T7"><text:s text:c="22"/>(then condions:)</text:span></text:p>
      <text:p text:style-name="P8"><text:s text:c="2"/>│ <text:s text:c="12"/>│ <text:s text:c="6"/>│ <text:s text:c="29"/><text:span text:style-name="T7"><text:s text:c="23"/></text:span>├─ <text:s/>&lt;nameOf(/resources/condions/&lt;nameOfCondition_<text:span text:style-name="T8">m</text:span>&gt;) = <text:span text:style-name="T7">true/false</text:span> <text:s text:c="4"/></text:p>
      <text:p text:style-name="P8"><text:s text:c="2"/>│ <text:s text:c="12"/>│ <text:s text:c="6"/>│ <text:s text:c="29"/><text:span text:style-name="T7"><text:s text:c="23"/></text:span>├─ <text:s/>&lt;nameOf(/resources/condions/&lt;nameOfCondition_<text:span text:style-name="T8">mn</text:span>&gt;) = <text:span text:style-name="T7">true/false</text:span> <text:s text:c="3"/></text:p>
      <text:p text:style-name="P2"><text:s text:c="2"/>│ <text:s text:c="12"/>│ <text:s text:c="6"/>│ <text:s text:c="2"/></text:p>
      <text:p text:style-name="P8"><text:s text:c="2"/>│ <text:s text:c="12"/>│ <text:s text:c="6"/>├─ <text:span text:style-name="T5">keyAreas</text:span></text:p>
      <text:p text:style-name="P8"><text:s text:c="2"/>│ <text:s text:c="12"/>│ <text:s text:c="6"/>│ <text:s text:c="4"/>├─ conditions</text:p>
      <text:p text:style-name="P8"><text:s text:c="2"/>│ <text:s text:c="12"/>│ <text:s text:c="6"/>│ <text:s text:c="4"/>│ <text:s text:c="9"/><text:span text:style-name="T5">(use if)</text:span></text:p>
      <text:p text:style-name="P8"><text:s text:c="2"/>│ <text:s text:c="12"/>│ <text:s text:c="6"/>│ <text:s text:c="4"/>│ <text:s text:c="13"/>├─ &lt;nameOf(/resources/condions/&lt;nameOfCondition_<text:span text:style-name="T8">1</text:span>&gt;) = <text:span text:style-name="T7">true/false</text:span> <text:s text:c="4"/></text:p>
      <text:p text:style-name="P8"><text:s text:c="2"/>│ <text:s text:c="12"/>│ <text:s text:c="6"/>│ <text:s text:c="4"/>│ <text:s text:c="13"/>├─ &lt;nameOf(/resources/condions/&lt;nameOfCondition_<text:span text:style-name="T5">n</text:span>&gt;) = <text:span text:style-name="T7">true/false</text:span> <text:s text:c="4"/></text:p>
      <text:p text:style-name="P8"><text:s text:c="2"/>│ <text:s text:c="12"/>│ <text:s text:c="6"/>│ <text:s text:c="4"/>├─ <text:span text:style-name="T5">points</text:span></text:p>
      <text:p text:style-name="P8"><text:s text:c="2"/>│ <text:s text:c="12"/>│ <text:s text:c="6"/>│ <text:s text:c="4"/>│ <text:s text:c="10"/>├─ <text:s/><text:span text:style-name="T6">Point_1 x:&lt;m&gt;, y:&lt;m&gt;, z:&lt;m&gt;</text:span></text:p>
      <text:p text:style-name="P8"><text:s text:c="2"/>│ <text:s text:c="12"/>│ <text:s text:c="6"/>│ <text:s text:c="4"/>│ <text:s text:c="10"/>├─ <text:s/><text:span text:style-name="T6">Point_n x:&lt;m&gt;, y:&lt;m&gt;, z:&lt;m&gt;</text:span></text:p>
      <text:p text:style-name="P8"><text:s text:c="2"/>│ <text:s text:c="12"/>│ <text:s text:c="6"/>│ <text:s text:c="4"/>└─ actions</text:p>
      <text:p text:style-name="P8"><text:s text:c="2"/>│ <text:s text:c="12"/>│ <text:s text:c="6"/>│ <text:s text:c="18"/>├─ &lt;<text:span text:style-name="T7">nameOfActionFromButton_</text:span><text:span text:style-name="T8">1</text:span><text:span text:style-name="T7">&gt; </text:span></text:p>
      <text:p text:style-name="P8"><text:s text:c="2"/>│ <text:s text:c="12"/>│ <text:s text:c="6"/>│ <text:s text:c="18"/>│ <text:s text:c="13"/>│ </text:p>
      <text:p text:style-name="P8"><text:s text:c="2"/>│ <text:s text:c="12"/>│ <text:s text:c="6"/>│ <text:s text:c="18"/>│ <text:s text:c="13"/><text:span text:style-name="T7">(if</text:span> <text:span text:style-name="T7">contions:)</text:span> </text:p>
      <text:p text:style-name="P8"><text:s text:c="2"/>│ <text:s text:c="12"/>│ <text:s text:c="6"/>│ <text:s text:c="18"/>│ <text:s text:c="13"/>├─ &lt;nameOf(/resources/condions/&lt;nameOfCondition_<text:span text:style-name="T8">1</text:span>&gt;) = <text:span text:style-name="T7">true/false</text:span> <text:s text:c="4"/></text:p>
      <text:p text:style-name="P9"><text:s text:c="2"/>│ <text:s text:c="12"/>│ <text:s text:c="6"/>│ <text:s text:c="18"/>│ <text:s text:c="7"/><text:span text:style-name="T7"><text:s text:c="6"/></text:span>├─ <text:s/>&lt;nameOf(/resources/condions/&lt;nameOfCondition_<text:span text:style-name="T8">n</text:span>&gt;) = <text:span text:style-name="T7">true/false</text:span> <text:s text:c="4"/></text:p>
      <text:p text:style-name="P8"><text:s text:c="2"/>│ <text:s text:c="12"/>│ <text:s text:c="6"/>│ <text:s text:c="18"/>│ <text:s text:c="7"/><text:span text:style-name="T7"><text:s text:c="22"/></text:span><text:s/>│</text:p>
      <text:p text:style-name="P8"><text:s text:c="2"/>│ <text:s text:c="12"/>│ <text:s text:c="6"/>│ <text:s text:c="18"/>│ <text:s text:c="7"/><text:span text:style-name="T7"><text:s text:c="22"/>(then condions:)</text:span></text:p>
      <text:p text:style-name="P8"><text:s text:c="2"/>│ <text:s text:c="12"/>│ <text:s text:c="6"/>│ <text:s text:c="18"/>│ <text:s text:c="7"/><text:span text:style-name="T7"><text:s text:c="23"/></text:span>├─ <text:s/>&lt;nameOf(/resources/condions/&lt;nameOfCondition_<text:span text:style-name="T8">m</text:span>&gt;) = <text:span text:style-name="T7">true/false</text:span> <text:s text:c="4"/></text:p>
      <text:p text:style-name="P9"><text:s text:c="2"/>│ <text:s text:c="12"/>│ <text:s text:c="6"/>│ <text:s text:c="18"/>│ <text:s text:c="7"/><text:span text:style-name="T7"><text:s text:c="23"/></text:span>├─ <text:s/>&lt;nameOf(/resources/condions/&lt;nameOfCondition_<text:span text:style-name="T8">mn</text:span>&gt;) = <text:span text:style-name="T7">true/false</text:span> <text:s text:c="4"/></text:p>
      <text:p text:style-name="P8"><text:s text:c="2"/>│ <text:s text:c="12"/>│ <text:s text:c="6"/>│ <text:s text:c="18"/>│ <text:s text:c="2"/></text:p>
      <text:p text:style-name="P8"><text:s text:c="2"/>│ <text:s text:c="12"/>│ <text:s text:c="6"/>│ <text:s text:c="18"/>├─ &lt;<text:span text:style-name="T7">nameOfActionFromButton_</text:span><text:span text:style-name="T8">n</text:span><text:span text:style-name="T7">&gt; </text:span></text:p>
      <text:p text:style-name="P8"><text:s text:c="2"/>│ <text:s text:c="12"/>│ <text:s text:c="6"/>│ <text:s text:c="18"/>│ <text:s text:c="13"/>│ </text:p>
      <text:p text:style-name="P8"><text:s text:c="2"/>│ <text:s text:c="12"/>│ <text:s text:c="6"/>│ <text:s text:c="18"/>│ <text:s text:c="13"/><text:span text:style-name="T7">(if</text:span> <text:span text:style-name="T7">contions:)</text:span> </text:p>
      <text:p text:style-name="P8"><text:s text:c="2"/>│ <text:s text:c="12"/>│ <text:s text:c="6"/>│ <text:s text:c="18"/>│ <text:s text:c="13"/>├─ &lt;nameOf(/resources/condions/&lt;nameOfCondition_<text:span text:style-name="T8">1</text:span>&gt;) = <text:span text:style-name="T7">true/false</text:span> <text:s text:c="4"/></text:p>
      <text:p text:style-name="P9"><text:s text:c="2"/>│ <text:s text:c="12"/>│ <text:s text:c="6"/>│ <text:s text:c="18"/>│ <text:s text:c="7"/><text:span text:style-name="T7"><text:s text:c="6"/></text:span>├─ <text:s/>&lt;nameOf(/resources/condions/&lt;nameOfCondition_<text:span text:style-name="T8">n</text:span>&gt;) = <text:span text:style-name="T7">true/false</text:span> <text:s text:c="4"/></text:p>
      <text:p text:style-name="P8"><text:s text:c="2"/>│ <text:s text:c="12"/>│ <text:s text:c="6"/>│ <text:s text:c="29"/><text:span text:style-name="T7"><text:s text:c="22"/></text:span><text:s/>│</text:p>
      <text:p text:style-name="P8"><text:s text:c="2"/>│ <text:s text:c="12"/>│ <text:s text:c="6"/>│ <text:s text:c="24"/><text:span text:style-name="T7"><text:s text:c="22"/>(then condions:)</text:span></text:p>
      <text:p text:style-name="P8"><text:s text:c="2"/>│ <text:s text:c="12"/>│ <text:s text:c="6"/>│ <text:s text:c="29"/><text:span text:style-name="T7"><text:s text:c="23"/></text:span>├─ <text:s/>&lt;nameOf(/resources/condions/&lt;nameOfCondition_<text:span text:style-name="T8">m</text:span>&gt;) = <text:span text:style-name="T7">true/false</text:span> <text:s text:c="4"/></text:p>
      <text:p text:style-name="P10"><text:span text:style-name="T9"><text:s text:c="2"/>│ <text:s text:c="12"/>│ <text:s text:c="6"/>│ <text:s text:c="29"/></text:span><text:span text:style-name="T10"><text:s text:c="23"/></text:span><text:span text:style-name="T9">├─ <text:s/>&lt;nameOf(/resources/condions/&lt;nameOfCondition_</text:span><text:span text:style-name="T11">mn</text:span><text:span text:style-name="T9">&gt;) = </text:span><text:span text:style-name="T10">true/false</text:span><text:span text:style-name="T9"> <text:s text:c="3"/></text:span><text:s text:c="9"/></text:p>
      <text:p text:style-name="P11"><text:span text:style-name="T2"><text:s text:c="2"/>│ <text:s text:c="12"/>├</text:span>[<text:span text:style-name="T12">New</text:span>] [Copy] [Edit] [Delete]</text:p>
      <text:p text:style-name="P12"><text:s text:c="2"/>│ <text:s text:c="12"/>│ <text:s text:c="2"/>│ <text:s text:c="8"/>│ <text:s text:c="6"/>│ <text:s text:c="10"/>└─ <text:span text:style-name="T4">Delete</text:span><text:span text:style-name="T12"> selected SubScene from resources</text:span></text:p>
      <text:p text:style-name="P12"><text:s text:c="2"/>│ <text:s text:c="12"/>│ <text:s text:c="2"/>│ <text:s text:c="8"/>│ <text:s text:c="6"/>├─ <text:s/><text:span text:style-name="T12">Rename SubScene</text:span></text:p>
      <text:p text:style-name="P12"><text:s text:c="2"/>│ <text:s text:c="12"/>│ <text:s text:c="2"/>│ <text:s text:c="8"/>│ <text:s text:c="6"/>├─ <text:s/><text:span text:style-name="T12">ChangeBackroundImage of SubScene</text:span></text:p>
      <text:p text:style-name="P12"><text:s text:c="2"/>│ <text:s text:c="12"/>│ <text:s text:c="2"/>│ <text:s text:c="8"/>│ <text:s text:c="6"/>├─ <text:s text:c="2"/><text:span text:style-name="T12">Add / Remove / Delete : Item from SubScene</text:span></text:p>
      <text:p text:style-name="P12"><text:s text:c="2"/>│ <text:s text:c="12"/>│ <text:s text:c="2"/>│ <text:s text:c="8"/>│ <text:s text:c="6"/>├─ <text:s text:c="2"/><text:span text:style-name="T12">Add / Remove / Delete : KeyArea from SubScene</text:span></text:p>
      <text:p text:style-name="P12"><text:s text:c="2"/>│ <text:s text:c="12"/>│ <text:s text:c="2"/>│ <text:s text:c="8"/>│ <text:s text:c="6"/>├─ <text:s/><text:span text:style-name="T12">Delete : Item from resources</text:span></text:p>
      <text:p text:style-name="P12"><text:s text:c="2"/>│ <text:s text:c="12"/>│ <text:s text:c="2"/>│ <text:s text:c="8"/>│ <text:s text:c="6"/>└─ <text:s/><text:span text:style-name="T12">Delete : KeyArea <text:s/>from resources</text:span></text:p>
      <text:p text:style-name="P13"><text:span text:style-name="T2"><text:s text:c="2"/>│ <text:s text:c="12"/>│ <text:s text:c="2"/>│ <text:s/></text:span><text:s text:c="6"/><text:span text:style-name="T2"><text:s/>└─ </text:span><text:span text:style-name="T13">Copy SubScene</text:span></text:p>
      <text:p text:style-name="P13"><text:span text:style-name="T2"><text:s text:c="2"/>│ <text:s text:c="5"/></text:span><text:s text:c="6"/><text:span text:style-name="T2"><text:s/>│</text:span> <text:s text:c="2"/><text:span text:style-name="T2">└ </text:span><text:span text:style-name="T13">Create new SubScene</text:span></text:p>
      <text:p text:style-name="P14"><text:span text:style-name="T2"><text:s text:c="2"/>│</text:span> <text:s/><text:span text:style-name="T2"><text:s text:c="5"/></text:span><text:s text:c="6"/><text:span text:style-name="T2">└</text:span><text:span text:style-name="T4">[</text:span><text:span text:style-name="T12">New</text:span><text:span text:style-name="T4">] [Copy] [Edit] [Delete]</text:span></text:p>
      <text:p text:style-name="P15"><text:s text:c="2"/>│ <text:s text:c="16"/>│ <text:s text:c="8"/>│ <text:s text:c="8"/>│ <text:s text:c="10"/>└─ <text:span text:style-name="T4">Delete</text:span><text:span text:style-name="T12"> selected Scene from resources</text:span></text:p>
      <text:p text:style-name="P15"><text:s text:c="2"/>│ <text:s text:c="16"/>│ <text:s text:c="8"/>│ <text:s text:c="8"/>├─ <text:s/><text:span text:style-name="T12">Rename Scene</text:span></text:p>
      <text:p text:style-name="P15"><text:s text:c="2"/>│ <text:s text:c="16"/>│ <text:s text:c="8"/>│ <text:s text:c="8"/>└─ <text:s/><text:span text:style-name="T12">Add / Remove / Delete: SubScene</text:span></text:p>
      <text:p text:style-name="P14"><text:span text:style-name="T2"><text:s text:c="2"/>│ <text:s text:c="16"/>│ <text:s/></text:span><text:s text:c="6"/><text:span text:style-name="T2"><text:s/>└─ </text:span><text:span text:style-name="T13">Copy Scene</text:span></text:p>
      <text:p text:style-name="P14"><text:span text:style-name="T2"><text:s text:c="2"/>│ <text:s text:c="16"/>└ </text:span><text:span text:style-name="T13">Create new Scene</text:span></text:p>
      <text:p text:style-name="P16"><text:span text:style-name="T2"><text:s text:c="2"/>│ <text:s/></text:span></text:p>
      <text:p text:style-name="P17"><text:span text:style-name="T2"><text:s text:c="2"/>│</text:span></text:p>
      <text:p text:style-name="P18"><text:s text:c="2"/>├<text:span text:style-name="T14">Items</text:span> </text:p>
      <text:p text:style-name="P19"><text:s text:c="2"/>│ <text:s/>├ <text:span text:style-name="T14">[…] Collapse</text:span></text:p>
      <text:p text:style-name="P20"><text:s text:c="2"/>│ <text:s/>│</text:p>
      <text:p text:style-name="P21"><text:s text:c="2"/>│ <text:s/>├ &lt;ListView<text:span text:style-name="T4">Items</text:span>&gt;</text:p>
      <text:p text:style-name="P20"><text:s text:c="2"/>│ <text:s/>│ <text:s text:c="3"/>│ <text:s text:c="7"/></text:p>
      <text:p text:style-name="P22"><text:s text:c="2"/>│ <text:s/>│ <text:s text:c="3"/>└ &lt;ListItem<text:span text:style-name="T4">Items</text:span>&gt;</text:p>
      <text:p text:style-name="P20"><text:s text:c="2"/>│ <text:s/>│ <text:s text:c="12"/>│</text:p>
      <text:p text:style-name="P22"><text:s text:c="2"/>│ <text:s/>│ <text:s text:c="12"/>└ &lt;<text:span text:style-name="T4">nameOfItemInScene_</text:span><text:span text:style-name="T15">n</text:span><text:span text:style-name="T4">&gt; (selectable)</text:span></text:p>
      <text:p text:style-name="P23"><text:span text:style-name="T2"><text:s text:c="2"/>│ <text:s/>│ <text:s text:c="3"/></text:span></text:p>
      <text:p text:style-name="P24"><text:span text:style-name="T2"><text:s text:c="2"/>│ <text:s/>├ </text:span><text:span text:style-name="T4"><text:s/>[</text:span><text:span text:style-name="T12">New</text:span><text:span text:style-name="T4">] [Copy] </text:span><text:span text:style-name="T16">[Edit] </text:span><text:span text:style-name="T4">[</text:span><text:span text:style-name="T16">Remove</text:span><text:span text:style-name="T4">] </text:span><text:span text:style-name="T17">[Save]</text:span><text:span text:style-name="T4">[Delete]</text:span></text:p>
      <text:p text:style-name="P25"><text:s text:c="2"/>│ <text:s/>│ <text:s text:c="2"/>│ <text:s text:c="7"/>│ <text:s text:c="9"/>│ <text:s text:c="8"/>│ <text:s text:c="11"/>│ <text:s text:c="9"/>└─ <text:span text:style-name="T4">Delete</text:span><text:span text:style-name="T12"> selected </text:span><text:span text:style-name="T18">Item</text:span><text:span text:style-name="T12"> from resources</text:span></text:p>
      <text:p text:style-name="P20"><text:s text:c="2"/>│ <text:s/>│ <text:s text:c="2"/>│ <text:s text:c="7"/>│ <text:s text:c="9"/>│ <text:s text:c="8"/>│ <text:s text:c="11"/>│ <text:s text:c="5"/></text:p>
      <text:p text:style-name="P26"><text:s text:c="2"/>│ <text:s/>│ <text:s text:c="2"/>│ <text:s text:c="7"/>│ <text:s text:c="9"/>│ <text:s text:c="8"/>│ <text:s text:c="11"/>└─ <text:span text:style-name="T17">Saves the </text:span><text:span text:style-name="T19">Item</text:span><text:span text:style-name="T17"> to the &lt;</text:span><text:span text:style-name="T19">scene</text:span><text:span text:style-name="T20">s</text:span><text:span text:style-name="T19">/</text:span><text:span text:style-name="T20">scene</text:span><text:span text:style-name="T17">&gt;.txt file</text:span></text:p>
      <text:p text:style-name="P20"><text:s text:c="2"/>│ <text:s/>│ <text:s text:c="2"/>│ <text:s text:c="7"/>│ <text:s text:c="9"/>│ <text:s text:c="8"/>│ <text:s text:c="11"/></text:p>
      <text:p text:style-name="P27"><text:s text:c="2"/>│ <text:s/>│ <text:s text:c="2"/>│ <text:s text:c="7"/>│ <text:s text:c="9"/>│ <text:s text:c="8"/>└─ <text:s/><text:span text:style-name="T12">Remove </text:span><text:span text:style-name="T18">Item </text:span><text:span text:style-name="T16">from </text:span><text:span text:style-name="T17">&lt;</text:span><text:span text:style-name="T19">scene</text:span><text:span text:style-name="T20">s</text:span><text:span text:style-name="T19">/</text:span><text:span text:style-name="T20">scene</text:span><text:span text:style-name="T17">&gt;.txt file</text:span></text:p>
      <text:p text:style-name="P28"><text:s text:c="2"/>│ <text:s/>│ <text:s text:c="2"/>│ <text:s text:c="7"/>│ <text:s text:c="9"/>│ <text:s text:c="5"/></text:p>
      <text:p text:style-name="P29"><text:s text:c="2"/>│ <text:s/>│ <text:s text:c="2"/>│ <text:s text:c="7"/>│ <text:s text:c="9"/>├─ <text:s/><text:span text:style-name="T12">Rename </text:span><text:span text:style-name="T18">Item </text:span><text:span text:style-name="T21">in resources</text:span></text:p>
      <text:p text:style-name="P28"><text:s text:c="2"/>│ <text:s/>│ <text:s text:c="2"/>│ <text:s text:c="7"/>│ <text:s text:c="9"/>│ <text:s text:c="5"/></text:p>
      <text:p text:style-name="P29"><text:s text:c="2"/>│ <text:s/>│ <text:s text:c="2"/>│ <text:s text:c="7"/>│ <text:s text:c="9"/>├─ <text:s/><text:span text:style-name="T16">Add/Change Image </text:span><text:span text:style-name="T22">(image Drop or browser System explorer)</text:span></text:p>
      <text:p text:style-name="P28"><text:s text:c="2"/>│ <text:s/>│ <text:s text:c="2"/>│ <text:s text:c="7"/>│ <text:s text:c="9"/>│ <text:s text:c="5"/></text:p>
      <text:p text:style-name="P29"><text:s text:c="2"/>│ <text:s/>│ <text:s text:c="2"/>│ <text:s text:c="7"/>│ <text:s text:c="9"/>├─ <text:s/><text:span text:style-name="T16">Add/Change Hover Text </text:span><text:span text:style-name="T22">via direct input (no Dialog)</text:span></text:p>
      <text:p text:style-name="P28"><text:s text:c="2"/>│ <text:s/>│ <text:s text:c="2"/>│ <text:s text:c="7"/>│ <text:s text:c="9"/>│ <text:s text:c="5"/></text:p>
      <text:p text:style-name="P30"><text:s text:c="2"/>│ <text:s/>│ <text:s text:c="2"/>│ <text:s text:c="7"/>│ <text:s text:c="9"/>├─ <text:s/><text:span text:style-name="T16">Add/Change </text:span><text:span text:style-name="T23">Actions</text:span></text:p>
      <text:p text:style-name="P31"><text:s text:c="2"/>│ <text:s/>│ <text:s text:c="2"/>│ <text:s text:c="7"/>│ <text:s text:c="9"/>│ <text:s text:c="5"/>└─ <text:span text:style-name="T15">Opens „</text:span><text:span text:style-name="T21">Action</text:span><text:span text:style-name="T15"> Editor“</text:span></text:p>
      <text:p text:style-name="P28"><text:s text:c="2"/>│ <text:s/>│ <text:s text:c="2"/>│ <text:s text:c="7"/>│ <text:s text:c="9"/>│ <text:s text:c="5"/></text:p>
      <text:p text:style-name="P29"><text:s text:c="2"/>│ <text:s/>│ <text:s text:c="2"/>│ <text:s text:c="7"/>│ <text:s text:c="9"/>├─ <text:s/><text:span text:style-name="T16">Change </text:span><text:span text:style-name="T23">CustomClickArea</text:span></text:p>
      <text:p text:style-name="P32"><text:s text:c="2"/>│ <text:s/>│ <text:s text:c="2"/>│ <text:s text:c="7"/>│ <text:s text:c="9"/>│ <text:s text:c="5"/>├─ <text:span text:style-name="T6">Point_</text:span><text:span text:style-name="T15">n</text:span><text:span text:style-name="T6"> x:&lt;m&gt;, y:&lt;m&gt;, z:&lt;m&gt;</text:span></text:p>
      <text:p text:style-name="P31"><text:s text:c="2"/>│ <text:s/>│ <text:s text:c="2"/>│ <text:s text:c="7"/>│ <text:s text:c="9"/>│ <text:s text:c="5"/>├─ </text:p>
      <text:p text:style-name="P22"><text:s text:c="2"/>│ <text:s/>│ <text:s text:c="2"/>│ <text:s text:c="7"/>│ <text:s text:c="9"/>│ <text:s text:c="5"/></text:p>
      <text:p text:style-name="P32"><text:s text:c="2"/>│ <text:s/>│ <text:s text:c="2"/>│ <text:s text:c="7"/>│ <text:s text:c="9"/>├─ <text:span text:style-name="T15">[Add] [Add by Click] [Remove]</text:span></text:p>
      <text:p text:style-name="P27"><text:s text:c="2"/>│ <text:s/>│ <text:s text:c="2"/>│ <text:s text:c="7"/>│ <text:s text:c="9"/>│ <text:s text:c="5"/>│ <text:s text:c="6"/>│ <text:s text:c="22"/>└─ <text:span text:style-name="T17">Removes Point from ListView, MainScene </text:span><text:span text:style-name="T21">rendering</text:span><text:span text:style-name="T17"> and deletes the reference in the &lt;n&gt;.txt file</text:span></text:p>
      <text:p text:style-name="P32"><text:s text:c="2"/>│ <text:s/>│ <text:s text:c="2"/>│ <text:s text:c="7"/>│ <text:s text:c="9"/>│ <text:s text:c="5"/>│ <text:s text:c="6"/>└─ <text:span text:style-name="T15">Opens „Point Editor“</text:span></text:p>
      <text:p text:style-name="P31"><text:s text:c="2"/>│ <text:s/>│ <text:s text:c="2"/>│ <text:s text:c="7"/>│ <text:s text:c="9"/>│ <text:s text:c="5"/>└─ <text:span text:style-name="T17">Adds a new Point to the listView</text:span></text:p>
      <text:p text:style-name="P28"><text:s text:c="2"/>│ <text:s/>│ <text:s text:c="2"/>│ <text:s text:c="7"/>│ <text:s text:c="9"/>│ <text:s text:c="5"/></text:p>
      <text:p text:style-name="P27"><text:s text:c="2"/>│ <text:s/>│ <text:s text:c="2"/>│ <text:s text:c="7"/>│ <text:s text:c="9"/>├─ <text:s/><text:span text:style-name="T16">Change </text:span><text:span text:style-name="T21">MovingRange</text:span></text:p>
      <text:p text:style-name="P27"><text:s text:c="2"/>│ <text:s/>│ <text:s text:c="2"/>│ <text:s text:c="7"/>│ <text:s text:c="9"/>│ <text:s text:c="5"/>├─ <text:span text:style-name="T6">Point_</text:span><text:span text:style-name="T15">n</text:span><text:span text:style-name="T6"> x:&lt;m&gt;, y:&lt;m&gt;, z:&lt;m&gt;</text:span></text:p>
      <text:p text:style-name="P31"><text:s text:c="2"/>│ <text:s/>│ <text:s text:c="2"/>│ <text:s text:c="7"/>│ <text:s text:c="9"/>│ <text:s text:c="5"/>├─ </text:p>
      <text:p text:style-name="P22"><text:s text:c="2"/>│ <text:s/>│ <text:s text:c="2"/>│ <text:s text:c="7"/>│ <text:s text:c="9"/>│ <text:s text:c="5"/></text:p>
      <text:p text:style-name="P27"><text:s text:c="2"/>│ <text:s/>│ <text:s text:c="2"/>│ <text:s text:c="7"/>│ <text:s text:c="9"/>├─ <text:span text:style-name="T15">[Add] [Add by Click] [Remove]</text:span></text:p>
      <text:p text:style-name="P27"><text:s text:c="2"/>│ <text:s/>│ <text:s text:c="2"/>│ <text:s text:c="7"/>│ <text:s text:c="9"/>│ <text:s text:c="5"/>│ <text:s text:c="6"/>│ <text:s text:c="22"/>└─ <text:span text:style-name="T17">Removes Point from ListView, MainScene </text:span><text:span text:style-name="T21">rendering</text:span><text:span text:style-name="T17"> and deletes the reference in the &lt;n&gt;.txt file</text:span></text:p>
      <text:p text:style-name="P27"><text:s text:c="2"/>│ <text:s/>│ <text:s text:c="2"/>│ <text:s text:c="7"/>│ <text:s text:c="9"/>│ <text:s text:c="5"/>│ <text:s text:c="6"/>└─ <text:span text:style-name="T15">Opens „Point Editor“</text:span></text:p>
      <text:p text:style-name="P33"><text:s text:c="2"/>│ <text:s/>│ <text:s text:c="2"/>│ <text:s text:c="7"/>│ <text:s text:c="9"/>│ <text:s text:c="5"/>└─ <text:span text:style-name="T17">Adds a new Point to the listView</text:span></text:p>
      <text:p text:style-name="P27"><text:s text:c="2"/>│ <text:s/>│ <text:s text:c="2"/>│ <text:s text:c="7"/>│ <text:s text:c="9"/>├─ <text:s/><text:span text:style-name="T16">Change </text:span><text:span text:style-name="T21">Path</text:span></text:p>
      <text:p text:style-name="P27"><text:s text:c="2"/>│ <text:s/>│ <text:s text:c="2"/>│ <text:s text:c="7"/>│ <text:s text:c="9"/>│ <text:s text:c="5"/>├─ <text:span text:style-name="T6">Point_</text:span><text:span text:style-name="T15">n</text:span><text:span text:style-name="T6"> x:&lt;m&gt;, y:&lt;m&gt;, z:&lt;m&gt;</text:span></text:p>
      <text:p text:style-name="P33"><text:s text:c="2"/>│ <text:s/>│ <text:s text:c="2"/>│ <text:s text:c="7"/>│ <text:s text:c="9"/>│ <text:s text:c="5"/>├─ </text:p>
      <text:p text:style-name="P22"><text:s text:c="2"/>│ <text:s/>│ <text:s text:c="2"/>│ <text:s text:c="7"/>│ <text:s text:c="9"/>│ <text:s text:c="5"/></text:p>
      <text:p text:style-name="P27"><text:s text:c="2"/>│ <text:s/>│ <text:s text:c="2"/>│ <text:s text:c="7"/>│ <text:s text:c="9"/>├─ <text:span text:style-name="T15">[Add] [Add by Click] [Remove]</text:span></text:p>
      <text:p text:style-name="P27"><text:s text:c="2"/>│ <text:s/>│ <text:s text:c="2"/>│ <text:s text:c="7"/>│ <text:s text:c="9"/>│ <text:s text:c="5"/>│ <text:s text:c="6"/>│ <text:s text:c="22"/>└─ <text:span text:style-name="T17">Removes Point from ListView, MainScene </text:span><text:span text:style-name="T21">rendering </text:span><text:span text:style-name="T17">and deletes the reference in the &lt;n&gt;.txt file</text:span></text:p>
      <text:p text:style-name="P27"><text:s text:c="2"/>│ <text:s/>│ <text:s text:c="2"/>│ <text:s text:c="7"/>│ <text:s text:c="9"/>│ <text:s text:c="5"/>│ <text:s text:c="6"/>└─ <text:span text:style-name="T15">Opens „Point Editor“</text:span></text:p>
      <text:p text:style-name="P31"><text:s text:c="2"/>│ <text:s/>│ <text:s text:c="2"/>│ <text:s text:c="7"/>│ <text:s text:c="9"/>│ <text:s text:c="5"/>└─ <text:span text:style-name="T17">Adds a new Point to the listView</text:span></text:p>
      <text:p text:style-name="P28"><text:s text:c="2"/>│ <text:s/>│ <text:s text:c="2"/>│ <text:s text:c="7"/>│ <text:s text:c="15"/></text:p>
      <text:p text:style-name="P34"><text:span text:style-name="T2"><text:s text:c="2"/>│ <text:s/>│ <text:s text:c="2"/>│ <text:s/></text:span><text:s text:c="6"/><text:span text:style-name="T2">├─ </text:span><text:span text:style-name="T13">Copy </text:span><text:span text:style-name="T18">Item</text:span></text:p>
      <text:p text:style-name="P35"><text:span text:style-name="T2"><text:s text:c="2"/>│ <text:s/>│ <text:s text:c="2"/>│ <text:s/></text:span><text:span text:style-name="T18"><text:s text:c="14"/></text:span><text:span text:style-name="T2">└─</text:span><text:span text:style-name="T18"> </text:span><text:span text:style-name="T24">Copies &lt;n&gt;.txt</text:span></text:p>
      <text:p text:style-name="P36"><text:span text:style-name="T2"><text:s text:c="2"/>│ <text:s/>│ <text:s text:c="2"/>│ <text:s/></text:span></text:p>
      <text:p text:style-name="P35"><text:span text:style-name="T2"><text:s text:c="2"/>│ <text:s/>│ <text:s text:c="2"/>└ </text:span><text:span text:style-name="T13">Create new </text:span><text:span text:style-name="T18">Item</text:span></text:p>
      <text:p text:style-name="P35"><text:span text:style-name="T2"><text:s text:c="2"/>│ <text:s/>│ <text:s text:c="7"/>└─</text:span><text:span text:style-name="T18"> </text:span><text:span text:style-name="T13">Create</text:span><text:span text:style-name="T25">s</text:span><text:span text:style-name="T24"> &lt;n&gt;.txt</text:span></text:p>
      <text:p text:style-name="P36"><text:span text:style-name="T2"><text:s text:c="2"/>│ <text:s/>│</text:span></text:p>
      <text:p text:style-name="P37"><text:span text:style-name="T2"><text:s text:c="2"/>│ <text:s/>├ </text:span><text:span text:style-name="T22">Open Resource:</text:span><text:span text:style-name="T26"> Opens Resource .txt file</text:span></text:p>
      <text:p text:style-name="P37"><text:span text:style-name="T2"><text:s text:c="2"/>│ <text:s/>├ </text:span><text:span text:style-name="T22">Open Resources</text:span><text:span text:style-name="T26">: Opens Resources directory</text:span></text:p>
      <text:p text:style-name="P38"><text:span text:style-name="T2"><text:s text:c="2"/>│ <text:s/>├ </text:span><text:span text:style-name="T22">Open </text:span><text:span text:style-name="T27">Item</text:span><text:span text:style-name="T22"> </text:span><text:span text:style-name="T28">Image </text:span><text:span text:style-name="T22">Resources</text:span><text:span text:style-name="T26">: Opens </text:span><text:span text:style-name="T28">Image </text:span><text:span text:style-name="T26">Resources directory</text:span></text:p>
      <text:p text:style-name="P37"><text:span text:style-name="T2"><text:s text:c="2"/>│ <text:s/>├ </text:span><text:span text:style-name="T26">Manage</text:span><text:span text:style-name="T22"> </text:span><text:span text:style-name="T26">Conditions: Opens Condition Manager</text:span></text:p>
      <text:p text:style-name="P37"/>
      <text:p text:style-name="P39"/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100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11:39:04.526897300</meta:creation-date>
    <dc:date>2025-11-05T14:38:51.979782900</dc:date>
    <meta:editing-duration>PT2H10M8S</meta:editing-duration>
    <meta:editing-cycles>60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58" meta:word-count="1081" meta:character-count="10299" meta:non-whitespace-character-count="4300"/>
  </office:meta>
</office:document-meta>
</file>